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1.896cm" style:rel-column-width="6540*"/>
    </style:style>
    <style:style style:name="Table3.B" style:family="table-column">
      <style:table-column-properties style:column-width="1.214cm" style:rel-column-width="4185*"/>
    </style:style>
    <style:style style:name="Table3.C" style:family="table-column">
      <style:table-column-properties style:column-width="15.891cm" style:rel-column-width="54810*"/>
    </style:style>
    <style:style style:name="Table3.1" style:family="table-row">
      <style:table-row-properties style:min-row-height="1.808cm"/>
    </style:style>
    <style:style style:name="Table3.A1" style:family="table-cell">
      <style:table-cell-properties style:vertical-align="middle" fo:padding="0.097cm" fo:border="none"/>
    </style:style>
    <style:style style:name="Table3.A2" style:family="table-cell">
      <style:table-cell-properties fo:padding="0.097cm" fo:border-left="1pt solid #000000" fo:border-right="1pt solid #000000" fo:border-top="1pt solid #000000" fo:border-bottom="1.25pt solid #000000"/>
    </style:style>
    <style:style style:name="Table3.A3" style:family="table-cell">
      <style:table-cell-properties fo:padding="0.097cm" fo:border-left="0.5pt solid #000000" fo:border-right="none" fo:border-top="0.5pt solid #000000" fo:border-bottom="none"/>
    </style:style>
    <style:style style:name="Table3.B3" style:family="table-cell">
      <style:table-cell-properties fo:padding="0.097cm" fo:border-left="none" fo:border-right="0.5pt solid #000000" fo:border-top="0.5pt solid #000000" fo:border-bottom="none"/>
    </style:style>
    <style:style style:name="Table3.A4" style:family="table-cell">
      <style:table-cell-properties fo:padding="0.097cm" fo:border-left="0.5pt solid #000000" fo:border-right="none" fo:border-top="none" fo:border-bottom="none"/>
    </style:style>
    <style:style style:name="Table3.B4" style:family="table-cell">
      <style:table-cell-properties fo:padding="0.097cm" fo:border-left="none" fo:border-right="0.5pt solid #000000" fo:border-top="none" fo:border-bottom="none"/>
    </style:style>
    <style:style style:name="Table3.A5" style:family="table-cell">
      <style:table-cell-properties fo:padding="0.097cm" fo:border-left="0.5pt solid #000000" fo:border-right="none" fo:border-top="none" fo:border-bottom="none"/>
    </style:style>
    <style:style style:name="Table3.B5" style:family="table-cell">
      <style:table-cell-properties fo:padding="0.097cm" fo:border-left="none" fo:border-right="0.5pt solid #000000" fo:border-top="none" fo:border-bottom="none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none" fo:border-right="0.5pt solid #000000" fo:border-top="none" fo:border-bottom="0.5pt solid #000000"/>
    </style:style>
    <style:style style:name="Table3.A7" style:family="table-cell">
      <style:table-cell-properties fo:padding="0.097cm" fo:border="none"/>
    </style:style>
    <style:style style:name="Table3.A8" style:family="table-cell">
      <style:table-cell-properties fo:padding="0.097cm" fo:border="1.25pt solid #000000"/>
    </style:style>
    <style:style style:name="Table3.A9" style:family="table-cell">
      <style:table-cell-properties fo:padding="0.097cm" fo:border-left="0.5pt solid #000000" fo:border-right="none" fo:border-top="0.5pt solid #000000" fo:border-bottom="none"/>
    </style:style>
    <style:style style:name="Table3.C9" style:family="table-cell">
      <style:table-cell-properties fo:padding="0.097cm" fo:border-left="none" fo:border-right="0.5pt solid #000000" fo:border-top="0.5pt solid #000000" fo:border-bottom="none"/>
    </style:style>
    <style:style style:name="Table3.A10" style:family="table-cell">
      <style:table-cell-properties fo:padding="0.097cm" fo:border-left="0.5pt solid #000000" fo:border-right="none" fo:border-top="none" fo:border-bottom="none"/>
    </style:style>
    <style:style style:name="Table3.C10" style:family="table-cell">
      <style:table-cell-properties fo:padding="0.097cm" fo:border-left="none" fo:border-right="0.5pt solid #000000" fo:border-top="none" fo:border-bottom="none"/>
    </style:style>
    <style:style style:name="Table3.A11" style:family="table-cell">
      <style:table-cell-properties fo:padding="0.097cm" fo:border-left="0.5pt solid #000000" fo:border-right="none" fo:border-top="none" fo:border-bottom="none"/>
    </style:style>
    <style:style style:name="Table3.C11" style:family="table-cell">
      <style:table-cell-properties fo:padding="0.097cm" fo:border-left="none" fo:border-right="0.5pt solid #000000" fo:border-top="none" fo:border-bottom="none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none" fo:border-right="0.5pt solid #000000" fo:border-top="none" fo:border-bottom="0.5pt solid #000000"/>
    </style:style>
    <style:style style:name="Table3.A13" style:family="table-cell">
      <style:table-cell-properties fo:padding="0.097cm" fo:border="none"/>
    </style:style>
    <style:style style:name="Table3.A14" style:family="table-cell">
      <style:table-cell-properties fo:padding="0.097cm" fo:border="1.25pt solid #000000"/>
    </style:style>
    <style:style style:name="Tabela2" style:family="table">
      <style:table-properties style:width="19.001cm" fo:break-before="column" table:align="margins" style:writing-mode="page"/>
    </style:style>
    <style:style style:name="Tabela2.A" style:family="table-column">
      <style:table-column-properties style:column-width="1.602cm" style:rel-column-width="5524*"/>
    </style:style>
    <style:style style:name="Tabela2.B" style:family="table-column">
      <style:table-column-properties style:column-width="7.684cm" style:rel-column-width="26501*"/>
    </style:style>
    <style:style style:name="Tabela2.C" style:family="table-column">
      <style:table-column-properties style:column-width="2.408cm" style:rel-column-width="8304*"/>
    </style:style>
    <style:style style:name="Tabela2.D" style:family="table-column">
      <style:table-column-properties style:column-width="3.611cm" style:rel-column-width="12453*"/>
    </style:style>
    <style:style style:name="Tabela2.E" style:family="table-column">
      <style:table-column-properties style:column-width="3.697cm" style:rel-column-width="127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1" style:family="table">
      <style:table-properties style:width="19.001cm" fo:break-before="column" table:align="margins" style:writing-mode="page"/>
    </style:style>
    <style:style style:name="Tabela1.A" style:family="table-column">
      <style:table-column-properties style:column-width="1.602cm" style:rel-column-width="5524*"/>
    </style:style>
    <style:style style:name="Tabela1.B" style:family="table-column">
      <style:table-column-properties style:column-width="7.684cm" style:rel-column-width="26501*"/>
    </style:style>
    <style:style style:name="Tabela1.C" style:family="table-column">
      <style:table-column-properties style:column-width="2.408cm" style:rel-column-width="8304*"/>
    </style:style>
    <style:style style:name="Tabela1.D" style:family="table-column">
      <style:table-column-properties style:column-width="3.611cm" style:rel-column-width="12453*"/>
    </style:style>
    <style:style style:name="Tabela1.E" style:family="table-column">
      <style:table-column-properties style:column-width="3.697cm" style:rel-column-width="12753*"/>
    </style:style>
    <style:style style:name="Tabela1.A1" style:family="table-cell">
      <style:table-cell-properties fo:padding="0.097cm" fo:border-left="0.05pt solid #000000" fo:border-right="0.05pt solid #000000" fo:border-top="none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698cm" style:rel-column-width="40347*"/>
    </style:style>
    <style:style style:name="Tabela3.B" style:family="table-column">
      <style:table-column-properties style:column-width="3.604cm" style:rel-column-width="12429*"/>
    </style:style>
    <style:style style:name="Tabela3.C" style:family="table-column">
      <style:table-column-properties style:column-width="3.699cm" style:rel-column-width="12759*"/>
    </style:style>
    <style:style style:name="Tabela3.1" style:family="table-row">
      <style:table-row-properties style:min-row-height="0.485cm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536cm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3.798cm" style:rel-column-width="13098*"/>
    </style:style>
    <style:style style:name="Tabela4.B" style:family="table-column">
      <style:table-column-properties style:column-width="3.799cm" style:rel-column-width="13104*"/>
    </style:style>
    <style:style style:name="Tabela4.C" style:family="table-column">
      <style:table-column-properties style:column-width="4.112cm" style:rel-column-width="14181*"/>
    </style:style>
    <style:style style:name="Tabela4.D" style:family="table-column">
      <style:table-column-properties style:column-width="3.489cm" style:rel-column-width="12033*"/>
    </style:style>
    <style:style style:name="Tabela4.E" style:family="table-column">
      <style:table-column-properties style:column-width="3.803cm" style:rel-column-width="13119*"/>
    </style:style>
    <style:style style:name="Tabela4.1" style:family="table-row">
      <style:table-row-properties style:min-row-height="0.0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8pt" officeooo:rsid="0029fe5d" officeooo:paragraph-rsid="01a8d881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officeooo:paragraph-rsid="01a8d881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8" style:family="paragraph" style:parent-style-name="Standard">
      <style:text-properties style:font-name="FreeSerif" fo:font-size="9pt" officeooo:rsid="0029fe5d" officeooo:paragraph-rsid="001c9f96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01c9f96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11" style:family="paragraph" style:parent-style-name="Standard">
      <style:text-properties style:font-name="FreeSerif" fo:font-size="9pt" officeooo:rsid="0314b8fc" officeooo:paragraph-rsid="0314b8fc" style:font-size-asian="9pt" style:font-size-complex="9pt"/>
    </style:style>
    <style:style style:name="P12" style:family="paragraph" style:parent-style-name="Standard">
      <style:text-properties style:font-name="FreeSerif" fo:font-size="9pt" officeooo:rsid="0314b8fc" officeooo:paragraph-rsid="0314e582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style:font-name="FreeSerif" fo:font-size="8pt" officeooo:rsid="018ca7bf" officeooo:paragraph-rsid="0175bfcb" style:font-size-asian="8pt" style:font-size-complex="8pt"/>
    </style:style>
    <style:style style:name="P16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17" style:family="paragraph" style:parent-style-name="Standard">
      <style:paragraph-properties style:shadow="none"/>
      <style:text-properties style:font-name="FreeSerif" fo:font-size="9pt" fo:font-weight="normal" officeooo:rsid="00172e7c" officeooo:paragraph-rsid="0314e582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FreeSerif" fo:font-size="9pt" fo:font-weight="normal" officeooo:rsid="00971fa5" officeooo:paragraph-rsid="00971fa5" style:font-size-asian="9pt" style:font-weight-asian="normal" style:font-size-complex="9pt" style:font-weight-complex="normal"/>
    </style:style>
    <style:style style:name="P19" style:family="paragraph" style:parent-style-name="Standard">
      <style:paragraph-properties style:shadow="none"/>
      <style:text-properties style:font-name="FreeSerif" fo:font-size="9pt" officeooo:rsid="001fe8d0" officeooo:paragraph-rsid="030e660c" style:font-size-asian="9pt" style:font-size-complex="9pt"/>
    </style:style>
    <style:style style:name="P20" style:family="paragraph" style:parent-style-name="Standard">
      <style:paragraph-properties style:shadow="none"/>
      <style:text-properties style:font-name="FreeSerif" fo:font-size="9pt" officeooo:rsid="001fe8d0" officeooo:paragraph-rsid="0314e582" style:font-size-asian="9pt" style:font-size-complex="9pt"/>
    </style:style>
    <style:style style:name="P21" style:family="paragraph" style:parent-style-name="Table_20_Contents">
      <style:paragraph-properties style:shadow="none"/>
      <style:text-properties style:font-name="FreeSerif" fo:font-size="9pt" fo:font-weight="bold" officeooo:rsid="030c38d4" officeooo:paragraph-rsid="030c38d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style:shadow="none"/>
      <style:text-properties style:font-name="FreeSerif" fo:font-size="9pt" fo:font-weight="bold" officeooo:rsid="017b9533" officeooo:paragraph-rsid="030e660c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style:shadow="none"/>
      <style:text-properties style:font-name="FreeSerif" fo:font-size="9pt" fo:font-weight="normal" officeooo:rsid="005ce979" officeooo:paragraph-rsid="0314e582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style:shadow="none"/>
      <style:text-properties style:font-name="FreeSerif" fo:font-size="9pt" fo:font-weight="normal" officeooo:rsid="001fe8d0" officeooo:paragraph-rsid="0314e582" style:font-size-asian="9pt" style:font-weight-asian="normal" style:font-size-complex="9pt" style:font-weight-complex="normal"/>
    </style:style>
    <style:style style:name="P25" style:family="paragraph" style:parent-style-name="Table_20_Contents">
      <loext:graphic-properties draw:fill="none"/>
      <style:paragraph-properties fo:background-color="transparent" style:writing-mode="page"/>
    </style:style>
    <style:style style:name="P26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27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1c0caf5"/>
    </style:style>
    <style:style style:name="P2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29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30" style:family="paragraph" style:parent-style-name="Table_20_Contents">
      <style:paragraph-properties fo:text-align="start" style:justify-single-word="false" style:vertical-align="bottom" style:writing-mode="page"/>
      <style:text-properties officeooo:paragraph-rsid="032a488a"/>
    </style:style>
    <style:style style:name="P31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0ff35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47488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54a8c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14b8fc" officeooo:paragraph-rsid="0314b8fc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159ceb8" officeooo:paragraph-rsid="0159ceb8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54a8c" officeooo:paragraph-rsid="00867f87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67f87" officeooo:paragraph-rsid="00867f87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21547b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11bf52" officeooo:paragraph-rsid="0311bf52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14e582" officeooo:paragraph-rsid="0314e582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47488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67f87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67f87" officeooo:paragraph-rsid="00867f87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9pt" officeooo:rsid="004a6b1e" officeooo:paragraph-rsid="004a6b1e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FreeSerif" fo:font-size="9pt" officeooo:paragraph-rsid="001c9f96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9pt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FreeSerif" fo:font-size="8pt" officeooo:rsid="032a488a" officeooo:paragraph-rsid="032a488a" style:font-size-asian="8pt" style:font-size-complex="8pt"/>
    </style:style>
    <style:style style:name="P5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0pt" fo:font-weight="bold" officeooo:rsid="0311bf52" officeooo:paragraph-rsid="0311bf5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6pt" fo:font-weight="bold" officeooo:rsid="00651a18" officeooo:paragraph-rsid="030a2239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03efcba" style:font-size-asian="12pt" style:font-weight-asian="bold" style:font-size-complex="12pt" style:font-weight-complex="bold"/>
    </style:style>
    <style:style style:name="P55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17920f8" style:font-size-asian="9pt" style:font-weight-asian="bold" style:font-size-complex="9pt" style:font-weight-complex="bold"/>
    </style:style>
    <style:style style:name="P56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17920f8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margin-left="0.199cm" fo:margin-right="0.4cm" fo:text-align="end" style:justify-single-word="false" fo:text-indent="0cm" style:auto-text-indent="false" style:shadow="none"/>
      <style:text-properties style:font-name="FreeSerif" fo:font-size="10pt" fo:font-style="normal" fo:font-weight="bold" officeooo:rsid="0159ceb8" officeooo:paragraph-rsid="0159ceb8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officeooo:rsid="0049dd22" style:font-weight-asian="bold" style:font-weight-complex="bold"/>
    </style:style>
    <style:style style:name="T2" style:family="text">
      <style:text-properties officeooo:rsid="00616b6a"/>
    </style:style>
    <style:style style:name="T3" style:family="text">
      <style:text-properties officeooo:rsid="00847488"/>
    </style:style>
    <style:style style:name="T4" style:family="text">
      <style:text-properties officeooo:rsid="00854a8c"/>
    </style:style>
    <style:style style:name="T5" style:family="text">
      <style:text-properties officeooo:rsid="00da17c0"/>
    </style:style>
    <style:style style:name="T6" style:family="text">
      <style:text-properties officeooo:rsid="0029fe5d"/>
    </style:style>
    <style:style style:name="T7" style:family="text">
      <style:text-properties officeooo:rsid="017b9533"/>
    </style:style>
    <style:style style:name="T8" style:family="text">
      <style:text-properties officeooo:rsid="01993fa9"/>
    </style:style>
    <style:style style:name="T9" style:family="text">
      <style:text-properties style:font-name="FreeSerif" fo:font-size="8pt" officeooo:rsid="0178b17d" style:font-size-asian="8pt" style:font-size-complex="8pt"/>
    </style:style>
    <style:style style:name="T10" style:family="text">
      <style:text-properties style:font-name="FreeSerif" fo:font-size="10pt" officeooo:rsid="017a74ec" style:font-size-asian="10pt" style:font-size-complex="10pt"/>
    </style:style>
    <style:style style:name="T11" style:family="text">
      <style:text-properties style:font-name="FreeSerif" fo:font-size="10pt" officeooo:rsid="017920f8" style:font-size-asian="10pt" style:font-size-complex="10pt"/>
    </style:style>
    <style:style style:name="T12" style:family="text">
      <style:text-properties style:font-name="FreeSerif" fo:font-size="10pt" officeooo:rsid="00113b61" style:font-size-asian="10pt" style:font-size-complex="10pt"/>
    </style:style>
    <style:style style:name="T13" style:family="text">
      <style:text-properties style:font-name="FreeSerif" fo:font-size="9pt" officeooo:rsid="02ff83f8" style:font-size-asian="9pt" style:font-size-complex="9pt"/>
    </style:style>
    <style:style style:name="T14" style:family="text">
      <style:text-properties style:font-name="FreeSerif" fo:font-size="9pt" officeooo:rsid="00113b61" style:font-size-asian="9pt" style:font-size-complex="9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9dd22" style:font-weight-asian="normal" style:font-weight-complex="normal"/>
    </style:style>
    <style:style style:name="T17" style:family="text">
      <style:text-properties fo:font-weight="normal" officeooo:rsid="00624234" style:font-weight-asian="normal" style:font-weight-complex="normal"/>
    </style:style>
    <style:style style:name="T18" style:family="text">
      <style:text-properties officeooo:rsid="033c0fde"/>
    </style:style>
    <style:style style:name="T19" style:family="text">
      <style:text-properties officeooo:rsid="0346a9e4"/>
    </style:style>
    <style:style style:name="T20" style:family="text">
      <style:text-properties officeooo:rsid="0348d708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bic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  <text:user-field-decl office:value-type="string" office:string-value="line.reference" text:name="py3o.line.reference"/>
      </text:user-field-decls>
      <text:p text:style-name="P25"><text:a xlink:type="simple" xlink:href="py3o://if=%220%20==%201%22" text:style-name="Internet_20_link" text:visited-style-name="Visited_20_Internet_20_Link"><text:span text:style-name="T10">if="0 == 1"</text:span></text:a></text:p>
      <text:p text:style-name="P28">Este parágrafo não vai ser exibido, mas precisa existir para que o logo seja impresso corretamente</text:p>
      <text:p text:style-name="P28"><text:user-field-get text:name="py3o.company_logo">company_logo</text:user-field-get></text:p>
      <text:p text:style-name="P28"><text:user-field-get text:name="py3o.company_logo2">company_logo2</text:user-field-get></text:p>
      <text:p text:style-name="P26"><text:a xlink:type="simple" xlink:href="py3o:///if" text:style-name="Internet_20_link" text:visited-style-name="Visited_20_Internet_20_Link"><text:span text:style-name="T11">/if</text:span></text:a></text:p>
      <text:p text:style-name="P29"/>
      <text:p text:style-name="P14"><text:a xlink:type="simple" xlink:href="py3o://for=%22object%20in%20objects%22" text:style-name="Internet_20_link" text:visited-style-name="Visited_20_Internet_20_Link"><text:span text:style-name="T12">for="object in objects"</text:span></text:a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draw:frame draw:style-name="fr1" draw:name="py3o.image(company_logo, 'png', isb64=True)" text:anchor-type="as-char" svg:width="4.9cm" svg:height="1.69cm" draw:z-index="0"><draw:text-box><text:p text:style-name="P4"/></draw:text-box></draw:frame></text:p>
          </table:table-cell>
          <table:table-cell table:style-name="Table1.B1" office:value-type="string">
            <text:p text:style-name="P54"><text:user-field-get text:name="py3o.object.company_id.legal_name">object.company_id.legal_name</text:user-field-get></text:p>
            <text:p text:style-name="P55"><text:user-field-get text:name="py3o.object.company_id.cnpj_cpf">object.company_id.cnpj_cpf</text:user-field-get></text:p>
            <text:p text:style-name="P56"><text:user-field-get text:name="py3o.object.company_id.street">object.company_id.street</text:user-field-get> <text:bookmark-start text:name="__DdeLink__347_1721793675"/><text:user-field-get text:name="py3o.object.company_id.street2">object.company_id.street2</text:user-field-get><text:bookmark-end text:name="__DdeLink__347_1721793675"/> <text:user-field-get text:name="py3o.object.company_id.zip">object.company_id.zip</text:user-field-get></text:p>
            <text:p text:style-name="P56"><text:user-field-get text:name="py3o.object.company_id.state_id.name">object.company_id.state_id.name</text:user-field-get> - <text:user-field-get text:name="py3o.object.company_id.country_id.name">object.company_id.country_id.name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table:number-columns-spanned="3" office:value-type="string">
              <text:p text:style-name="P53"><text:span text:style-name="T20">DEMONSTRATIVO</text:span> DE PAGAMENTO <text:span text:style-name="T19">DE </text:span>SALÁRIO</text:p>
              <text:p text:style-name="P52">Competência <text:user-field-get text:name="py3o.competencia">competencia</text:user-field-get></text:p>
            </table:table-cell>
            <table:covered-table-cell/>
            <table:covered-table-cell/>
          </table:table-row>
        </table:table-header-rows>
        <table:table-row>
          <table:table-cell table:style-name="Table3.A2" table:number-columns-spanned="3" office:value-type="string">
            <text:p text:style-name="P21">FUNCIONÁRIO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2"><text:span text:style-name="T15">Nome</text:span> </text:p>
          </table:table-cell>
          <table:table-cell table:style-name="Table3.B3" table:number-columns-spanned="2" office:value-type="string">
            <text:p text:style-name="P24"><text:user-field-get text:name="py3o.object.employee_id.name">object.employee_id.name</text:user-field-get></text:p>
          </table:table-cell>
          <table:covered-table-cell/>
        </table:table-row>
        <table:table-row>
          <table:table-cell table:style-name="Table3.A4" office:value-type="string">
            <text:p text:style-name="P19"><text:span text:style-name="T16">Fun</text:span><text:span text:style-name="T17">çã</text:span><text:span text:style-name="T16">o</text:span><text:span text:style-name="T1"> </text:span></text:p>
          </table:table-cell>
          <table:table-cell table:style-name="Table3.B4" table:number-columns-spanned="2" office:value-type="string">
            <text:p text:style-name="P20"><text:user-field-get text:name="py3o.object.contract_id.job_id.name">object.contract_id.job_id.name</text:user-field-get></text:p>
          </table:table-cell>
          <table:covered-table-cell/>
        </table:table-row>
        <table:table-row>
          <table:table-cell table:style-name="Table3.A5" office:value-type="string">
            <text:p text:style-name="P11">CPF </text:p>
          </table:table-cell>
          <table:table-cell table:style-name="Table3.B5" table:number-columns-spanned="2" office:value-type="string">
            <text:p text:style-name="P12"><text:user-field-get text:name="py3o.object.employee_id.cpf">object.employee_id.cpf</text:user-field-get></text:p>
          </table:table-cell>
          <table:covered-table-cell/>
        </table:table-row>
        <table:table-row>
          <table:table-cell table:style-name="Table3.A6" office:value-type="string">
            <text:p text:style-name="P23">Admiss<text:span text:style-name="T5">ã</text:span>o</text:p>
          </table:table-cell>
          <table:table-cell table:style-name="Table3.B6" table:number-columns-spanned="2" office:value-type="string">
            <text:p text:style-name="P17"><text:user-field-get text:name="py3o.object.data_admissao_fmt">object.data_admissao_fmt</text:user-field-get></text:p>
          </table:table-cell>
          <table:covered-table-cell/>
        </table:table-row>
        <table:table-row>
          <table:table-cell table:style-name="Table3.A7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le3.A8" table:number-columns-spanned="3" office:value-type="string">
            <text:p text:style-name="P31">CRÉDITO BANCÁRIO</text:p>
          </table:table-cell>
          <table:covered-table-cell/>
          <table:covered-table-cell/>
        </table:table-row>
        <table:table-row>
          <table:table-cell table:style-name="Table3.A9" table:number-columns-spanned="2" office:value-type="string">
            <text:p text:style-name="P40">Banco</text:p>
          </table:table-cell>
          <table:covered-table-cell/>
          <table:table-cell table:style-name="Table3.C9" office:value-type="string">
            <text:p text:style-name="P40"><text:user-field-get text:name="py3o.object.employee_id.bank_account_id.bank.bic">object.employee_id.bank_account_id.bank.bic</text:user-field-get> </text:p>
          </table:table-cell>
        </table:table-row>
        <table:table-row>
          <table:table-cell table:style-name="Table3.A11" table:number-columns-spanned="2" office:value-type="string">
            <text:p text:style-name="P40">Agência </text:p>
          </table:table-cell>
          <table:covered-table-cell/>
          <table:table-cell table:style-name="Table3.C11" office:value-type="string">
            <text:p text:style-name="P41"><text:user-field-get text:name="py3o.object.employee_id.bank_account_id.bra_number">object.employee_id.bank_account_id.bra_number</text:user-field-get> <text:user-field-get text:name="py3o.object.employee_id.bank_account_id.bra_number_dig">object.employee_id.bank_account_id.bra_number_dig</text:user-field-get></text:p>
          </table:table-cell>
        </table:table-row>
        <table:table-row>
          <table:table-cell table:style-name="Table3.A11" table:number-columns-spanned="2" office:value-type="string">
            <text:p text:style-name="P44">Conta</text:p>
          </table:table-cell>
          <table:covered-table-cell/>
          <table:table-cell table:style-name="Table3.C11" office:value-type="string">
            <text:p text:style-name="P41"><text:user-field-get text:name="py3o.object.employee_id.bank_account_id.acc_number">object.employee_id.bank_account_id.acc_number</text:user-field-get> <text:user-field-get text:name="py3o.object.employee_id.bank_account_id.acc_number_dig">object.employee_id.bank_account_id.acc_number_dig</text:user-field-get></text:p>
          </table:table-cell>
        </table:table-row>
        <table:table-row>
          <table:table-cell table:style-name="Table3.A12" table:number-columns-spanned="2" office:value-type="string">
            <text:p text:style-name="P42">Data do Pagamento </text:p>
          </table:table-cell>
          <table:covered-table-cell/>
          <table:table-cell table:style-name="Table3.C12" office:value-type="string">
            <text:p text:style-name="P42"><text:user-field-get text:name="py3o.data_pagamento">data_pagamento</text:user-field-get></text:p>
          </table:table-cell>
        </table:table-row>
        <table:table-row>
          <table:table-cell table:style-name="Table3.A1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le3.A14" table:number-columns-spanned="3" office:value-type="string">
            <text:p text:style-name="P36">DEMONSTRATIVO DE PAGAMENTO</text:p>
          </table:table-cell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48">C<text:span text:style-name="T8">ó</text:span>d.</text:p>
          </table:table-cell>
          <table:table-cell table:style-name="Tabela2.A1" office:value-type="string">
            <text:p text:style-name="P48">Descri<text:span text:style-name="T2">ç</text:span>ão</text:p>
          </table:table-cell>
          <table:table-cell table:style-name="Tabela2.A1" office:value-type="string">
            <text:p text:style-name="P48">Referê<text:span text:style-name="T18">ncia</text:span></text:p>
          </table:table-cell>
          <table:table-cell table:style-name="Tabela2.A1" office:value-type="string">
            <text:p text:style-name="P48">Proventos</text:p>
          </table:table-cell>
          <table:table-cell table:style-name="Tabela2.E1" office:value-type="string">
            <text:p text:style-name="P48">Descontos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6"><text:a xlink:type="simple" xlink:href="py3o://for=%22line%20in%20object.line_resume_ids%22" text:style-name="Internet_20_link" text:visited-style-name="Visited_20_Internet_20_Link"><text:span text:style-name="T13">for="line in object.line_resum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<text:user-field-get text:name="py3o.line.sequence">line.sequence</text:user-field-get></text:p>
          </table:table-cell>
          <table:table-cell table:style-name="Tabela1.A2" office:value-type="string">
            <text:p text:style-name="P8"><text:user-field-get text:name="py3o.line.display_name">line.display_name</text:user-field-get></text:p>
          </table:table-cell>
          <table:table-cell table:style-name="Tabela1.A2" office:value-type="string">
            <text:p text:style-name="P49"><text:user-field-get text:name="py3o.line.reference">line.reference</text:user-field-get></text:p>
          </table:table-cell>
          <table:table-cell table:style-name="Tabela1.A2" office:value-type="string">
            <text:p text:style-name="P9"><text:user-field-get text:name="py3o.line.valor_provento_fmt">line.valor_provento_fmt</text:user-field-get></text:p>
          </table:table-cell>
          <table:table-cell table:style-name="Tabela1.A1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ela1.A1" table:number-columns-spanned="5" office:value-type="string">
            <text:p text:style-name="P5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51"><text:s text:c="2"/><text:user-field-get text:name="py3o.msg_dependentes">msg_dependentes</text:user-field-get></text:p>
            <text:p text:style-name="P51"/>
            <text:p text:style-name="P51"><text:s/><text:user-field-get text:name="py3o.msg_aniversario">msg_aniversario</text:user-field-get></text:p>
          </table:table-cell>
          <table:table-cell table:style-name="Tabela3.B1" office:value-type="string">
            <text:p text:style-name="P37">Total Proventos</text:p>
          </table:table-cell>
          <table:table-cell table:style-name="Tabela3.C1" office:value-type="string">
            <text:p text:style-name="P37">Total Descontos</text:p>
          </table:table-cell>
        </table:table-row>
        <table:table-row>
          <table:covered-table-cell/>
          <table:table-cell table:style-name="Tabela3.B2" office:value-type="string">
            <text:p text:style-name="P43"><text:user-field-get text:name="py3o.object.total_proventos_fmt">object.total_proventos_fmt</text:user-field-get></text:p>
          </table:table-cell>
          <table:table-cell table:style-name="Tabela3.C2" office:value-type="string">
            <text:p text:style-name="P13"><text:user-field-get text:name="py3o.object.total_descontos_fmt">object.total_descontos_fmt</text:user-field-get></text:p>
          </table:table-cell>
        </table:table-row>
        <table:table-row table:style-name="Tabela3.3">
          <table:covered-table-cell/>
          <table:table-cell table:style-name="Tabela3.B3" table:number-columns-spanned="2" office:value-type="string">
            <text:p text:style-name="P57">Valor líquido: <text:span text:style-name="T6"><text:user-field-get text:name="py3o.object.total_folha_fmt">object.total_folha_fmt</text:user-field-get></text:span></text:p>
          </table:table-cell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33">Sal<text:span text:style-name="T7">á</text:span>rio base</text:p>
            <text:p text:style-name="P50"><text:user-field-get text:name="py3o.object.salario_base_fmt">object.salario_base_fmt</text:user-field-get></text:p>
          </table:table-cell>
          <table:table-cell table:style-name="Tabela4.A1" office:value-type="string">
            <text:p text:style-name="P34">B<text:span text:style-name="T3">ase INSS</text:span></text:p>
            <text:p text:style-name="P45"><text:user-field-get text:name="py3o.object.base_inss_fmt">object.base_inss_fmt</text:user-field-get></text:p>
          </table:table-cell>
          <table:table-cell table:style-name="Tabela4.A1" office:value-type="string">
            <text:p text:style-name="P35"><text:span text:style-name="T4">B</text:span>ase <text:span text:style-name="T4">FGTS</text:span></text:p>
            <text:p text:style-name="P18"><text:user-field-get text:name="py3o.object.base_fgts_fmt">object.base_fgts_fmt</text:user-field-get></text:p>
          </table:table-cell>
          <table:table-cell table:style-name="Tabela4.A1" office:value-type="string">
            <text:p text:style-name="P38">FGTS</text:p>
            <text:p text:style-name="P46"><text:user-field-get text:name="py3o.object.fgts_fmt">object.fgts_fmt</text:user-field-get></text:p>
          </table:table-cell>
          <table:table-cell table:style-name="Tabela4.E1" office:value-type="string">
            <text:p text:style-name="P39">Base IRRF</text:p>
            <text:p text:style-name="P47"><text:user-field-get text:name="py3o.object.base_irpf_fmt">object.base_irpf_fmt</text:user-field-get></text:p>
          </table:table-cell>
        </table:table-row>
      </table:table>
      <text:p text:style-name="P30"><text:a xlink:type="simple" xlink:href="py3o:///for" text:style-name="Internet_20_link" text:visited-style-name="Visited_20_Internet_20_Link"><text:span text:style-name="T9">/for</text:span></text:a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11-20T17:20:56.269488511</dc:date>
    <meta:editing-duration>P5DT9H28M7S</meta:editing-duration>
    <meta:editing-cycles>549</meta:editing-cycles>
    <meta:generator>LibreOffice/5.1.6.2$Linux_X86_64 LibreOffice_project/10m0$Build-2</meta:generator>
    <meta:document-statistic meta:table-count="6" meta:image-count="0" meta:object-count="0" meta:page-count="1" meta:paragraph-count="63" meta:word-count="107" meta:character-count="1346" meta:non-whitespace-character-count="1292"/>
    <meta:user-defined meta:name="decimal_separator">,</meta:user-defined>
    <meta:user-defined meta:name="digit_separator">.</meta:user-defined>
    <meta:user-defined meta:name="float_format">"%.2f"</meta:user-defined>
  </office:meta>
</office:document-meta>
</file>